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2"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17" style:family="table-cell" style:parent-style-name="Default" style:data-style-name="N2">
      <style:text-properties style:font-name="Arial"/>
    </style:style>
    <style:style style:name="ce18" style:family="table-cell" style:parent-style-name="Default" style:data-style-name="N1">
      <style:text-properties style:font-name="Arial"/>
    </style:style>
    <style:style style:name="ce19" style:family="table-cell" style:parent-style-name="Default">
      <style:text-properties fo:color="#00ae00" style:font-name="Arial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Efficiency of Kelly Kettl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 office:value-type="string">
            <text:p>And Energy Required to Boil X L of Water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Sterno Energy Release</text:p>
          </table:table-cell>
          <table:covered-table-cell table:style-name="ce10"/>
          <table:covered-table-cell table:style-name="ce14"/>
          <table:table-cell table:number-columns-repeated="1021"/>
        </table:table-row>
        <table:table-row table:style-name="ro1">
          <table:table-cell table:style-name="ce4" office:value-type="string">
            <text:p>Sterno</text:p>
          </table:table-cell>
          <table:table-cell office:value-type="string">
            <text:p>http://www.youtube.com/watch?v=oGNS80mAaOs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4" office:value-type="float" office:value="44.3">
            <text:p>44.3</text:p>
          </table:table-cell>
          <table:table-cell office:value-type="string">
            <text:p>g</text:p>
          </table:table-cell>
          <table:table-cell table:style-name="ce15" office:value-type="string">
            <text:p>Consumed</text:p>
          </table:table-cell>
          <table:table-cell table:number-columns-repeated="1021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up</text:p>
          </table:table-cell>
          <table:table-cell table:style-name="ce15" office:value-type="string">
            <text:p>Water boiled</text:p>
          </table:table-cell>
          <table:table-cell table:number-columns-repeated="1021"/>
        </table:table-row>
        <table:table-row table:style-name="ro1">
          <table:table-cell table:style-name="ce4" table:formula="of:=22*60+29" office:value-type="float" office:value="1349">
            <text:p>1349</text:p>
          </table:table-cell>
          <table:table-cell office:value-type="string">
            <text:p>s</text:p>
          </table:table-cell>
          <table:table-cell table:style-name="ce15" office:value-type="string">
            <text:p>time to boil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5"/>
          <table:table-cell table:number-columns-repeated="1021"/>
        </table:table-row>
        <table:table-row table:style-name="ro2">
          <table:table-cell table:style-name="ce4" office:value-type="float" office:value="850">
            <text:p>850</text:p>
          </table:table-cell>
          <table:table-cell office:value-type="string">
            <text:p>BTU/oz</text:p>
          </table:table-cell>
          <table:table-cell table:style-name="ce15" office:value-type="string">
            <text:p>heating value</text:p>
          </table:table-cell>
          <table:table-cell office:value-type="string">
            <text:p>http://pantryprepper.blogspot.com/2011/07/sterno-can-cook.html</text:p>
          </table:table-cell>
          <table:table-cell table:number-columns-repeated="1020"/>
        </table:table-row>
        <table:table-row table:style-name="ro1">
          <table:table-cell table:style-name="ce4" office:value-type="float" office:value="600">
            <text:p>600</text:p>
          </table:table-cell>
          <table:table-cell office:value-type="string">
            <text:p>kJ/mol</text:p>
          </table:table-cell>
          <table:table-cell table:style-name="ce15" office:value-type="string">
            <text:p>heating value of methanol</text:p>
          </table:table-cell>
          <table:table-cell table:number-columns-repeated="1021"/>
        </table:table-row>
        <table:table-row table:style-name="ro2">
          <table:table-cell table:style-name="ce4" office:value-type="float" office:value="32.05">
            <text:p>32.05</text:p>
          </table:table-cell>
          <table:table-cell office:value-type="string">
            <text:p>g / mol</text:p>
          </table:table-cell>
          <table:table-cell table:style-name="ce15" office:value-type="string">
            <text:p>sterno molar mass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5"/>
          <table:table-cell table:number-columns-repeated="1021"/>
        </table:table-row>
        <table:table-row table:style-name="ro1">
          <table:table-cell table:style-name="ce5" table:formula="of:=[.A6]/[.A12]*[.A11]" office:value-type="float" office:value="829.329173166927">
            <text:p>829.33</text:p>
          </table:table-cell>
          <table:table-cell table:style-name="ce11" office:value-type="string">
            <text:p>kJ released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99.1">
            <text:p>99.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3">
            <text:p>0.473</text:p>
          </table:table-cell>
          <table:table-cell office:value-type="string">
            <text:p>2 cups to L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19]/1000" office:value-type="float" office:value="0.000473">
            <text:p>0.00047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16]*[.C20]*[.C21]*([.C18]-[.C17])" office:value-type="float" office:value="32.2113">
            <text:p>32.2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cal/kJ]</text:p>
          </table:table-cell>
          <table:table-cell table:formula="of:=0.2388" office:value-type="float" office:value="0.2388">
            <text:p>0.23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J]</text:p>
          </table:table-cell>
          <table:table-cell table:style-name="ce17" table:formula="of:=[.C23]/[.C24]" office:value-type="float" office:value="134.888190954774">
            <text:p>134.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ff</text:p>
          </table:table-cell>
          <table:table-cell table:style-name="ce12" table:formula="of:=[.C25]/[.A14]" office:value-type="float" office:value="0.162647348386023">
            <text:p>0.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Volume multiplier</text:p>
          </table:table-cell>
          <table:table-cell table:number-columns-repeated="1017"/>
        </table:table-row>
        <table:table-row table:style-name="ro1">
          <table:table-cell office:value-type="string">
            <text:p>Wood Chip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153">
            <text:p>153</text:p>
          </table:table-cell>
          <table:table-cell office:value-type="string">
            <text:p>kg/m^3</text:p>
          </table:table-cell>
          <table:table-cell table:formula="of:=[.B30]*[.D30]" office:value-type="float" office:value="592416">
            <text:p>592416</text:p>
          </table:table-cell>
          <table:table-cell table:style-name="ce12" table:formula="of:=[.F30]/[.F32]" office:value-type="float" office:value="1.81000916590284">
            <text:p>1.81</text:p>
          </table:table-cell>
          <table:table-cell table:style-name="ce19" office:value-type="string">
            <text:p>This is the most convincing #. Actual void space may be even larger than lab wood chip samples</text:p>
          </table:table-cell>
          <table:table-cell table:number-columns-repeated="1016"/>
        </table:table-row>
        <table:table-row table:style-name="ro1">
          <table:table-cell office:value-type="string">
            <text:p>Wood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formula="of:=[.B31]*[.D31]" office:value-type="float" office:value="2245760">
            <text:p>2245760</text:p>
          </table:table-cell>
          <table:table-cell table:style-name="ce12" table:formula="of:=[.F31]/[.F32]" office:value-type="float" office:value="6.86147265505652">
            <text:p>6.86</text:p>
          </table:table-cell>
          <table:table-cell office:value-type="string">
            <text:p>(not taking into account voids between twigs)</text:p>
          </table:table-cell>
          <table:table-cell table:number-columns-repeated="1016"/>
        </table:table-row>
        <table:table-row table:style-name="ro1">
          <table:table-cell office:value-type="string">
            <text:p>Rice Husk</text:p>
          </table:table-cell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formula="of:=[.B32]*[.D32]" office:value-type="float" office:value="327300">
            <text:p>327300</text:p>
          </table:table-cell>
          <table:table-cell table:style-name="ce12" table:formula="of:=1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Methanol</text:p>
          </table:table-cell>
          <table:table-cell table:formula="of:=[.C40]" office:value-type="float" office:value="4470.51482059282">
            <text:p>4470.5148205928</text:p>
          </table:table-cell>
          <table:table-cell office:value-type="string">
            <text:p>kcal/kg</text:p>
          </table:table-cell>
          <table:table-cell table:formula="of:=[.C37]" office:value-type="float" office:value="791.8">
            <text:p>791.8</text:p>
          </table:table-cell>
          <table:table-cell office:value-type="string">
            <text:p>kg/m^3</text:p>
          </table:table-cell>
          <table:table-cell table:style-name="ce18" table:formula="of:=[.B33]*[.D33]" office:value-type="float" office:value="3539753.6349454">
            <text:p>3539754</text:p>
          </table:table-cell>
          <table:table-cell table:style-name="ce12" table:formula="of:=[.F33]/[.F32]" office:value-type="float" office:value="10.8150126335026">
            <text:p>10.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nsity Methanol</text:p>
          </table:table-cell>
          <table:table-cell office:value-type="string">
            <text:p>g/cm^3</text:p>
          </table:table-cell>
          <table:table-cell office:value-type="float" office:value="0.7918">
            <text:p>0.79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/m^3</text:p>
          </table:table-cell>
          <table:table-cell table:formula="of:=[.C35]*100*100*100" office:value-type="float" office:value="791800">
            <text:p>791800</text:p>
          </table:table-cell>
          <table:table-cell/>
          <table:table-cell office:value-type="string">
            <text:p>Volume Sterno</text:p>
          </table:table-cell>
          <table:table-cell table:formula="of:=[.A6]/1000/[.C37]" office:value-type="float" office:value="0.0000559484718363223">
            <text:p>5.59484718363223E-005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g/m^3</text:p>
          </table:table-cell>
          <table:table-cell table:formula="of:=[.C36]/1000" office:value-type="float" office:value="791.8">
            <text:p>791.8</text:p>
          </table:table-cell>
          <table:table-cell/>
          <table:table-cell office:value-type="string">
            <text:p>Volume RH</text:p>
          </table:table-cell>
          <table:table-cell table:formula="of:=[.F36]*[.G33]" office:value-type="float" office:value="0.00060508342973499">
            <text:p>0.0006050834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J/kg</text:p>
          </table:table-cell>
          <table:table-cell table:formula="of:=[.A11]/[.A12]*1000" office:value-type="float" office:value="18720.7488299532">
            <text:p>18720.7488299532</text:p>
          </table:table-cell>
          <table:table-cell/>
          <table:table-cell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formula="of:=7.3*2.54" office:value-type="float" office:value="18.542">
            <text:p>18.542</text:p>
          </table:table-cell>
          <table:table-cell office:value-type="string">
            <text:p>Diameter of Kelly Kett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cal/kg</text:p>
          </table:table-cell>
          <table:table-cell table:style-name="ce17" table:formula="of:=[.C39]*[.C24]" office:value-type="float" office:value="4470.51482059282">
            <text:p>4470.51</text:p>
          </table:table-cell>
          <table:table-cell table:number-columns-repeated="2"/>
          <table:table-cell table:formula="of:=[.F39]/100" office:value-type="float" office:value="0.185">
            <text:p>0.185</text:p>
          </table:table-cell>
          <table:table-cell office:value-type="string">
            <text:p>m</text:p>
          </table:table-cell>
          <table:table-cell office:value-type="string">
            <text:p>for 1.5 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PI()*[.F40]^2/4" office:value-type="float" office:value="0.0268802521422777">
            <text:p>0.0268802521</text:p>
          </table:table-cell>
          <table:table-cell office:value-type="string">
            <text:p>m^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</text:p>
          </table:table-cell>
          <table:table-cell table:formula="of:=[.F37]/[.F41]" office:value-type="float" office:value="0.0225103331074527">
            <text:p>0.0225103331</text:p>
          </table:table-cell>
          <table:table-cell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2" table:formula="of:=[.F42]*100" office:value-type="float" office:value="2.25103331074527">
            <text:p>2.25</text:p>
          </table:table-cell>
          <table:table-cell table:style-name="ce1" office:value-type="string">
            <text:p>cm</text:p>
          </table:table-cell>
          <table:table-cell table:style-name="ce19" office:value-type="string">
            <text:p>!!! dimensions of Comb Chamber may not even have to change mu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office:value-type="string">
            <text:p>kcal</text:p>
          </table:table-cell>
          <table:table-cell office:value-type="string">
            <text:p>for 10cm x 7.70 cm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table:formula="of:=[.F45]/[.C24]" office:value-type="float" office:value="556.951423785595">
            <text:p>556.95</text:p>
          </table:table-cell>
          <table:table-cell office:value-type="string">
            <text:p>kJ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ensity Wood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Bulk Density Wood</text:p>
          </table:table-cell>
          <table:covered-table-cell table:style-name="ce10"/>
          <table:covered-table-cell table:style-name="ce14"/>
          <table:table-cell table:number-columns-repeated="1021"/>
        </table:table-row>
        <table:table-row table:style-name="ro1">
          <table:table-cell table:style-name="ce4" office:value-type="string">
            <text:p>Softwood</text:p>
          </table:table-cell>
          <table:table-cell office:value-type="float" office:value="153">
            <text:p>153</text:p>
          </table:table-cell>
          <table:table-cell table:style-name="ce15" office:value-type="string">
            <text:p>kg/m^3</text:p>
          </table:table-cell>
          <table:table-cell office:value-type="string">
            <text:p>from “Bulk Density, Wood Chips for Paper Production”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ardwood</text:p>
          </table:table-cell>
          <table:table-cell table:style-name="ce13" office:value-type="float" office:value="202">
            <text:p>202</text:p>
          </table:table-cell>
          <table:table-cell table:style-name="ce16" office:value-type="string">
            <text:p>kg/m^3</text:p>
          </table:table-cell>
          <table:table-cell office:value-type="string">
            <text:p>Scandinavian Pulp, Paper, and Board Testing <text:s/>Committe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3:00</meta:creation-date>
    <dc:date>2013-08-17T21:36:29</dc:date>
    <meta:editing-duration>PT6H13M11S</meta:editing-duration>
    <meta:editing-cycles>41</meta:editing-cycles>
    <meta:generator>LibreOffice/3.6$MacOSX_x86 LibreOffice_project/5b93205-6e6b3fc-7830f6d-c08ad66-1d9bf4</meta:generator>
    <meta:document-statistic meta:table-count="1" meta:cell-count="135" meta:object-count="0"/>
    <meta:user-defined meta:name=""/>
  </office:meta>
</office:document-meta>
</file>